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Times1" svg:font-family="Times" style:font-family-generic="roman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language="pt" fo:country="BR"/>
    </style:style>
    <style:style style:name="P2" style:family="paragraph" style:parent-style-name="Standard">
      <style:text-properties fo:language="pt" fo:country="BR" officeooo:rsid="0026f58d" officeooo:paragraph-rsid="0026f58d"/>
    </style:style>
    <style:style style:name="P3" style:family="paragraph" style:parent-style-name="Standard">
      <style:paragraph-properties fo:text-align="center" style:justify-single-word="false"/>
      <style:text-properties fo:language="pt" fo:country="BR"/>
    </style:style>
    <style:style style:name="P4" style:family="paragraph" style:parent-style-name="Standard">
      <style:paragraph-properties fo:line-height="115%" fo:text-align="justify" style:justify-single-word="false"/>
      <style:text-properties fo:language="pt" fo:country="BR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line-height="115%" fo:text-align="justify" style:justify-single-word="false"/>
      <style:text-properties fo:font-variant="normal" fo:text-transform="none" fo:color="#000000" style:font-name="Times1" fo:font-size="10pt" fo:letter-spacing="normal" fo:language="pt" fo:country="BR" fo:font-style="normal" fo:font-weight="normal" officeooo:paragraph-rsid="0026f58d" style:font-size-asian="10pt" style:font-size-complex="10pt"/>
    </style:style>
    <style:style style:name="P7" style:family="paragraph" style:parent-style-name="Standard">
      <style:paragraph-properties fo:line-height="115%" fo:text-align="justify" style:justify-single-word="false"/>
      <style:text-properties fo:font-variant="normal" fo:text-transform="none" fo:color="#000000" style:font-name="Times1" fo:font-size="10pt" fo:letter-spacing="normal" fo:font-style="normal" fo:font-weight="normal" officeooo:paragraph-rsid="0026f58d" style:font-size-asian="10pt" style:font-size-complex="10pt"/>
    </style:style>
    <style:style style:name="P8" style:family="paragraph" style:parent-style-name="Standard">
      <style:paragraph-properties fo:line-height="115%" fo:text-align="justify" style:justify-single-word="false"/>
      <style:text-properties fo:color="#000000" style:font-name="Times1" fo:font-size="10pt" officeooo:rsid="001f2692" officeooo:paragraph-rsid="0026f58d" style:font-size-asian="10pt" style:font-size-complex="10pt"/>
    </style:style>
    <style:style style:name="P9" style:family="paragraph" style:parent-style-name="Standard">
      <style:paragraph-properties fo:line-height="115%" fo:text-align="justify" style:justify-single-word="false"/>
      <style:text-properties fo:color="#000000" style:font-name="Times1" fo:font-size="10pt" officeooo:paragraph-rsid="0026f58d" style:font-size-asian="10pt" style:font-size-complex="10pt"/>
    </style:style>
    <style:style style:name="P10" style:family="paragraph" style:parent-style-name="Standard">
      <style:text-properties fo:color="#000000" fo:font-size="14pt" officeooo:rsid="001f2692" officeooo:paragraph-rsid="0026f58d" style:font-size-asian="14pt" style:font-size-complex="14pt"/>
    </style:style>
    <style:style style:name="P11" style:family="paragraph" style:parent-style-name="Standard">
      <style:paragraph-properties fo:line-height="115%" fo:text-align="justify" style:justify-single-word="false"/>
      <style:text-properties officeooo:rsid="001f2692" officeooo:paragraph-rsid="0026f58d"/>
    </style:style>
    <style:style style:name="P12" style:family="paragraph" style:parent-style-name="Standard">
      <style:paragraph-properties fo:line-height="115%" fo:text-align="justify" style:justify-single-word="false"/>
      <style:text-properties officeooo:paragraph-rsid="0026f58d"/>
    </style:style>
    <style:style style:name="P13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/>
    </style:style>
    <style:style style:name="P14" style:family="paragraph" style:parent-style-name="Header">
      <style:text-properties fo:language="pt" fo:country="BR"/>
    </style:style>
    <style:style style:name="P15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P16" style:family="paragraph" style:parent-style-name="Footer">
      <style:text-properties fo:language="pt" fo:country="BR"/>
    </style:style>
    <style:style style:name="P17" style:family="paragraph" style:parent-style-name="InfoBlue">
      <style:paragraph-properties fo:line-height="115%" fo:text-align="justify" style:justify-single-word="false"/>
      <style:text-properties fo:color="#000000" fo:language="pt" fo:country="BR" officeooo:rsid="002269d7" officeooo:paragraph-rsid="002269d7"/>
    </style:style>
    <style:style style:name="P18" style:family="paragraph" style:parent-style-name="Standard">
      <style:text-properties fo:language="pt" fo:country="BR" officeooo:rsid="0027672a" officeooo:paragraph-rsid="0027672a"/>
    </style:style>
    <style:style style:name="P19" style:family="paragraph" style:parent-style-name="Standard" style:master-page-name="Standard">
      <style:paragraph-properties style:page-number="auto"/>
      <style:text-properties fo:color="#000000" fo:font-weight="bold" officeooo:rsid="001f2692" officeooo:paragraph-rsid="0026f58d" style:font-weight-asian="bold" style:font-weight-complex="bold"/>
    </style:style>
    <style:style style:name="T1" style:family="text">
      <style:text-properties officeooo:rsid="0026f58d"/>
    </style:style>
    <style:style style:name="T2" style:family="text">
      <style:text-properties officeooo:rsid="001a8b1d"/>
    </style:style>
    <style:style style:name="T3" style:family="text">
      <style:text-properties officeooo:rsid="0002e431"/>
    </style:style>
    <style:style style:name="T4" style:family="text">
      <style:text-properties style:font-name="Symbol" style:font-name-asian="Symbol" style:font-name-complex="Symbol"/>
    </style:style>
    <style:style style:name="T5" style:family="text">
      <style:text-properties officeooo:rsid="0007bf82"/>
    </style:style>
    <style:style style:name="T6" style:family="text">
      <style:text-properties fo:language="pt" fo:country="BR"/>
    </style:style>
    <style:style style:name="T7" style:family="text">
      <style:text-properties fo:color="#000000" style:font-name="Times1" fo:font-size="10pt" fo:letter-spacing="normal" fo:font-style="italic" fo:font-weight="normal" style:font-size-asian="10pt" style:font-size-complex="10pt"/>
    </style:style>
    <style:style style:name="T8" style:family="text">
      <style:text-properties fo:color="#000000" style:font-name="Times1" fo:font-size="10pt" officeooo:rsid="001f2692" style:font-size-asian="10pt" style:font-size-complex="10pt"/>
    </style:style>
    <style:style style:name="T9" style:family="text">
      <style:text-properties fo:color="#000000" style:text-line-through-style="none" style:text-line-through-type="none" style:font-name="Times1" fo:font-size="10pt" fo:letter-spacing="normal" fo:font-style="italic" style:text-underline-style="none" fo:font-weight="normal" style:text-blinking="false" style:font-size-asian="10pt" style:font-size-complex="10pt"/>
    </style:style>
    <style:style style:name="T10" style:family="text">
      <style:text-properties fo:font-variant="normal" fo:text-transform="none" fo:color="#000000" style:font-name="Times1" fo:font-size="10pt" fo:letter-spacing="normal" fo:font-style="normal" fo:font-weight="bold" style:font-size-asian="10pt" style:font-size-complex="10pt"/>
    </style:style>
    <style:style style:name="T11" style:family="text">
      <style:text-properties fo:font-variant="normal" fo:text-transform="none" fo:color="#000000" style:font-name="Times1" fo:font-size="10pt" fo:letter-spacing="normal" fo:font-style="normal" fo:font-weight="bold" officeooo:rsid="0020f415" style:font-size-asian="10pt" style:font-size-complex="10pt"/>
    </style:style>
    <style:style style:name="T12" style:family="text">
      <style:text-properties fo:font-variant="normal" fo:text-transform="none" fo:color="#000000" style:font-name="Times1" fo:font-size="10pt" fo:letter-spacing="normal" fo:font-style="normal" fo:font-weight="bold" fo:background-color="#ffff00" loext:char-shading-value="0" style:font-size-asian="10pt" style:font-size-complex="10pt"/>
    </style:style>
    <style:style style:name="T13" style:family="text">
      <style:text-properties fo:font-variant="normal" fo:text-transform="none" fo:color="#000000" style:font-name="Times1" fo:font-size="10pt" fo:letter-spacing="normal" fo:font-style="normal" fo:font-weight="normal" style:font-size-asian="10pt" style:font-size-complex="10pt"/>
    </style:style>
    <style:style style:name="T14" style:family="text">
      <style:text-properties fo:font-variant="normal" fo:text-transform="none" fo:color="#000000" style:font-name="Times1" fo:font-size="10pt" fo:letter-spacing="normal" fo:font-style="normal" fo:font-weight="normal" fo:background-color="#ffff00" loext:char-shading-value="0" style:font-size-asian="10pt" style:font-size-complex="10pt"/>
    </style:style>
    <style:style style:name="T15" style:family="text">
      <style:text-properties fo:font-variant="normal" fo:text-transform="none" fo:color="#000000" style:font-name="Times1" fo:font-size="10pt" fo:letter-spacing="normal" style:font-size-asian="10pt" style:font-size-complex="10pt"/>
    </style:style>
    <style:style style:name="T16" style:family="text">
      <style:text-properties fo:font-variant="normal" fo:text-transform="none" fo:color="#000000" style:font-name="Times1" fo:font-size="10pt" fo:letter-spacing="normal" fo:font-style="italic" fo:font-weight="normal" style:font-size-asian="10pt" style:font-size-complex="10pt"/>
    </style:style>
    <style:style style:name="T17" style:family="text">
      <style:text-properties fo:font-variant="normal" fo:text-transform="none" fo:color="#000000" style:text-line-through-style="none" style:text-line-through-type="none" style:font-name="Times1" fo:font-size="10pt" fo:letter-spacing="normal" fo:font-style="italic" style:text-underline-style="none" fo:font-weight="normal" style:text-blinking="false" style:font-size-asian="10pt" style:font-size-complex="10pt"/>
    </style:style>
    <style:style style:name="T18" style:family="text">
      <style:text-properties fo:font-variant="normal" fo:text-transform="none" fo:letter-spacing="normal" fo:font-style="normal" fo:font-weight="bold"/>
    </style:style>
    <style:style style:name="T19" style:family="text">
      <style:text-properties fo:font-variant="normal" fo:text-transform="none" fo:letter-spacing="normal" fo:font-style="normal" fo:font-weight="bold" fo:background-color="#ffff00" loext:char-shading-value="0"/>
    </style:style>
    <style:style style:name="T20" style:family="text">
      <style:text-properties fo:font-variant="normal" fo:text-transform="none" fo:letter-spacing="normal" fo:font-style="normal" fo:font-weight="normal"/>
    </style:style>
    <style:style style:name="T21" style:family="text">
      <style:text-properties fo:font-variant="normal" fo:text-transform="none" fo:letter-spacing="normal" fo:font-style="italic" fo:font-weight="normal"/>
    </style:style>
    <style:style style:name="T22" style:family="text">
      <style:text-properties fo:font-variant="normal" fo:text-transform="none" style:text-line-through-style="none" style:text-line-through-type="none" fo:letter-spacing="normal" fo:font-style="italic" style:text-underline-style="none" fo:font-weight="normal" style:text-blinking="false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style:font-name="arial" fo:font-size="14pt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tab/><text:tab/><text:tab/><text:tab/><text:span text:style-name="T23"><text:tab/></text:span><text:span text:style-name="T24">Glossário</text:span></text:p>
      <text:p text:style-name="P10"><text:s/></text:p>
      <text:p text:style-name="P11"><text:span text:style-name="T11">Todos os significados foram obtidos no site SEVOCB: </text:span><text:a xlink:type="simple" xlink:href="https://pascal.computer.org/sev_display/index.action" text:style-name="Internet_20_link" text:visited-style-name="Visited_20_Internet_20_Link">https://pascal.computer.org/sev_display/index.action</text:a></text:p>
      <text:p text:style-name="P11"><text:span text:style-name="T10"><text:line-break/></text:span><text:span text:style-name="T13">Software Engineering</text:span><text:span text:style-name="T10">.</text:span><text:span text:style-name="T15"> </text:span><text:span text:style-name="T10">(1)</text:span><text:span text:style-name="T15"> </text:span><text:span text:style-name="T13">systematic application of scientific and technological knowledge, methods, and experience to the design, implementation, testing, and documentation of software</text:span><text:span text:style-name="T15"> </text:span><text:span text:style-name="T7">(</text:span><text:a xlink:type="simple" xlink:href="http://www.iso.org/iso/en/CatalogueListPage.CatalogueList" office:target-frame-name="_blank" xlink:show="new" text:style-name="Internet_20_link" text:visited-style-name="Visited_20_Internet_20_Link"><text:span text:style-name="T9">ISO/IEC 2382:2015 Information technology -- Vocabulary</text:span></text:a><text:span text:style-name="T7">)</text:span><text:span text:style-name="T15"> </text:span><text:span text:style-name="T7">(</text:span><text:a xlink:type="simple" xlink:href="http://www.iso.org/iso/en/CatalogueListPage.CatalogueList" office:target-frame-name="_blank" xlink:show="new" text:style-name="Internet_20_link" text:visited-style-name="Visited_20_Internet_20_Link"><text:span text:style-name="T9">ISO/IEC/IEEE 24748-5:2017 Systems and software engineering--Life cycle management--Part 5: Software development planning</text:span></text:a><text:span text:style-name="T7">, 3.16)</text:span><text:span text:style-name="T15"> </text:span><text:span text:style-name="T10">(2)</text:span><text:span text:style-name="T15"> </text:span><text:span text:style-name="T13">application of a systematic, disciplined, quantifiable approach to the development, operation, and maintenance of software; that is, the application of engineering to software</text:span><text:span text:style-name="T15"> </text:span><text:span text:style-name="T7">(</text:span><text:a xlink:type="simple" xlink:href="http://www.iso.org/iso/en/CatalogueListPage.CatalogueList" office:target-frame-name="_blank" xlink:show="new" text:style-name="Internet_20_link" text:visited-style-name="Visited_20_Internet_20_Link"><text:span text:style-name="T9">ISO/IEC TR 19759:2016 Software Engineering -- Guide to the Software Engineering Body of Knowledge (SWEBOK)</text:span></text:a><text:span text:style-name="T7">)</text:span><text:span text:style-name="T15"> </text:span><text:span text:style-name="T7">(</text:span><text:a xlink:type="simple" xlink:href="http://www.iso.org/iso/en/CatalogueListPage.CatalogueList" office:target-frame-name="_blank" xlink:show="new" text:style-name="Internet_20_link" text:visited-style-name="Visited_20_Internet_20_Link"><text:span text:style-name="T9">ISO/IEC/IEEE 12207:2017 Systems and software engineering--Software life cycle processes</text:span></text:a><text:span text:style-name="T7">, 3.1.52)</text:span><text:span text:style-name="T15"> </text:span><text:span text:style-name="T7">Syn:</text:span><text:span text:style-name="T15"> </text:span><text:span text:style-name="T13">SE, SWE</text:span></text:p>
      <text:p text:style-name="P8"/>
      <text:p text:style-name="P8"/>
      <text:p text:style-name="P12"><text:span text:style-name="T8">Software system: </text:span><text:span text:style-name="T15"> </text:span><text:span text:style-name="T13">system for which software is of primary importance to the stakeholders</text:span><text:span text:style-name="T15"> </text:span><text:span text:style-name="T7">(</text:span><text:a xlink:type="simple" xlink:href="http://www.iso.org/iso/en/CatalogueListPage.CatalogueList" office:target-frame-name="_blank" xlink:show="new" text:style-name="Internet_20_link" text:visited-style-name="Visited_20_Internet_20_Link"><text:span text:style-name="T9">ISO/IEC/IEEE 12207:2017 Systems and software engineering--Software life cycle processes</text:span></text:a><text:span text:style-name="T7">, 3.1.55)</text:span><text:span text:style-name="T15"> </text:span><text:span text:style-name="T7">See Also:</text:span><text:span text:style-name="T15"> </text:span><text:span text:style-name="T13">software-intensive system.</text:span></text:p>
      <text:p text:style-name="P7"/>
      <text:p text:style-name="P7"/>
      <text:p text:style-name="P12"><text:span text:style-name="T12">architecture</text:span><text:span text:style-name="T10">.</text:span><text:span text:style-name="T13"> </text:span><text:span text:style-name="T10">(1)</text:span><text:span text:style-name="T13"> [system] fundamental concepts or properties of a system in its environment embodied in its elements, relationships, and in the principles of its design and evolution </text:span><text:span text:style-name="T16">(</text:span><text:a xlink:type="simple" xlink:href="http://www.iso.org/iso/en/CatalogueListPage.CatalogueList" office:target-frame-name="_blank" xlink:show="new" text:style-name="Internet_20_link" text:visited-style-name="Visited_20_Internet_20_Link"><text:span text:style-name="T17">ISO/IEC/IEEE 12207:2017 Systems and software engineering--Software life cycle processes</text:span></text:a><text:span text:style-name="T16">, 3.1.6)</text:span><text:span text:style-name="T13"> </text:span><text:span text:style-name="T16">(</text:span><text:a xlink:type="simple" xlink:href="http://www.iso.org/iso/en/CatalogueListPage.CatalogueList" office:target-frame-name="_blank" xlink:show="new" text:style-name="Internet_20_link" text:visited-style-name="Visited_20_Internet_20_Link"><text:span text:style-name="T17">ISO/IEC/IEEE 42010:2011 Systems and software engineering--Architecture description</text:span></text:a><text:span text:style-name="T16">, 3.2)</text:span><text:span text:style-name="T13"> </text:span><text:span text:style-name="T16">(</text:span><text:a xlink:type="simple" xlink:href="http://www.iso.org/iso/en/CatalogueListPage.CatalogueList" office:target-frame-name="_blank" xlink:show="new" text:style-name="Internet_20_link" text:visited-style-name="Visited_20_Internet_20_Link"><text:span text:style-name="T17">ISO/IEC/IEEE 15288:2015 Systems and software engineering--System life cycle processes</text:span></text:a><text:span text:style-name="T16">, 4.1.5)</text:span><text:span text:style-name="T13"> </text:span><text:span text:style-name="T16">(</text:span><text:a xlink:type="simple" xlink:href="http://www.iso.org/iso/en/CatalogueListPage.CatalogueList" office:target-frame-name="_blank" xlink:show="new" text:style-name="Internet_20_link" text:visited-style-name="Visited_20_Internet_20_Link"><text:span text:style-name="T17">ISO/IEC/IEEE 24748-1:2018 Systems and software engineering--Life cycle management--Part 1: Guidelines for life cycle management</text:span></text:a><text:span text:style-name="T16">, 2.6)</text:span><text:span text:style-name="T13"> </text:span><text:span text:style-name="T10">(2)</text:span><text:span text:style-name="T13"> set of rules to define the structure of a system and the interrelationships between its parts </text:span><text:span text:style-name="T16">(</text:span><text:a xlink:type="simple" xlink:href="http://www.iso.org/iso/en/CatalogueListPage.CatalogueList" office:target-frame-name="_blank" xlink:show="new" text:style-name="Internet_20_link" text:visited-style-name="Visited_20_Internet_20_Link"><text:span text:style-name="T17">ISO/IEC 10746-2:2009 Information technology -- Open Distributed Processing -- Reference Model: Foundations</text:span></text:a><text:span text:style-name="T16">, 6.6)</text:span><text:span text:style-name="T13"> </text:span><text:span text:style-name="T10">(3)</text:span><text:span text:style-name="T13"> fundamental concepts or properties of an entity in its environment and governing principles for the realization and evolution of this entity and its related life cycle processes </text:span><text:span text:style-name="T16">(</text:span><text:a xlink:type="simple" xlink:href="http://www.iso.org/iso/en/CatalogueListPage.CatalogueList" office:target-frame-name="_blank" xlink:show="new" text:style-name="Internet_20_link" text:visited-style-name="Visited_20_Internet_20_Link"><text:span text:style-name="T17">ISO/IEC/IEEE 42020:2019 Software, systems and enterprise -- Architecture processes</text:span></text:a><text:span text:style-name="T16">, 3.3)</text:span><text:span text:style-name="T13"> </text:span><text:span text:style-name="T16">Note:</text:span><text:span text:style-name="T13"> </text:span><text:span text:style-name="T14">Architecture</text:span><text:span text:style-name="T13">s can address a wide range of concerns, expressed, for example, through </text:span><text:span text:style-name="T14">architecture</text:span><text:span text:style-name="T13"> views and models, as illustrated in the following examples associated with particular kinds of </text:span><text:span text:style-name="T14">architecture</text:span><text:span text:style-name="T13">s such as security </text:span><text:span text:style-name="T14">architecture</text:span><text:span text:style-name="T13">, functional </text:span><text:span text:style-name="T14">architecture</text:span><text:span text:style-name="T13">, physical </text:span><text:span text:style-name="T14">architecture</text:span><text:span text:style-name="T13">, resilience </text:span><text:span text:style-name="T14">architecture</text:span><text:span text:style-name="T13">. </text:span><text:span text:style-name="T16">See Also:</text:span><text:span text:style-name="T13"> component, module, subprogram, routine.</text:span></text:p>
      <text:p text:style-name="P7"/>
      <text:p text:style-name="P7"/>
      <text:p text:style-name="P12"><text:span text:style-name="T12">system development</text:span><text:span text:style-name="T10">.</text:span><text:span text:style-name="T13"> </text:span><text:span text:style-name="T10">(1)</text:span><text:span text:style-name="T13"> process that usually includes requirements analysis, system design, implementation, documentation and quality assurance </text:span><text:span text:style-name="T16">(</text:span><text:a xlink:type="simple" xlink:href="http://www.iso.org/iso/en/CatalogueListPage.CatalogueList" office:target-frame-name="_blank" xlink:show="new" text:style-name="Internet_20_link" text:visited-style-name="Visited_20_Internet_20_Link"><text:span text:style-name="T17">ISO/IEC 2382:2015 Information technology – Vocabulary</text:span></text:a><text:span text:style-name="T16">)</text:span><text:span text:style-name="T13">.</text:span></text:p>
      <text:p text:style-name="P7"/>
      <text:p text:style-name="P12"><text:span text:style-name="T12">design</text:span><text:span text:style-name="T10"> view.</text:span><text:span text:style-name="T13"> </text:span><text:span text:style-name="T10">(1)</text:span><text:span text:style-name="T13"> representation comprised of one or more </text:span><text:span text:style-name="T14">design</text:span><text:span text:style-name="T13"> elements to address a set of </text:span><text:span text:style-name="T14">design</text:span><text:span text:style-name="T13"> concerns from a </text:span><text:soft-page-break/><text:span text:style-name="T13">specified </text:span><text:span text:style-name="T14">design</text:span><text:span text:style-name="T13"> viewpoint </text:span><text:span text:style-name="T16">(</text:span><text:a xlink:type="simple" xlink:href="http://www.iso.org/iso/en/CatalogueListPage.CatalogueList" office:target-frame-name="_blank" xlink:show="new" text:style-name="Internet_20_link" text:visited-style-name="Visited_20_Internet_20_Link"><text:span text:style-name="T17">ISO/IEC/IEEE 24765j:2021</text:span></text:a><text:span text:style-name="T16">)</text:span><text:span text:style-name="T13"> </text:span><text:span text:style-name="T16">See Also:</text:span><text:span text:style-name="T13"> </text:span><text:span text:style-name="T14">design</text:span><text:span text:style-name="T13"> concern, </text:span><text:span text:style-name="T14">design</text:span><text:span text:style-name="T13"> element, </text:span><text:span text:style-name="T14">design</text:span><text:span text:style-name="T13"> viewpoint.</text:span></text:p>
      <text:p text:style-name="P7"/>
      <text:p text:style-name="P12"><text:span text:style-name="T12">user experience</text:span><text:span text:style-name="T10">.</text:span><text:span text:style-name="T13"> </text:span><text:span text:style-name="T10">(1)</text:span><text:span text:style-name="T13"> person's perceptions and responses that result from the use or anticipated use of a product, system or service </text:span><text:span text:style-name="T16">(</text:span><text:a xlink:type="simple" xlink:href="http://www.iso.org/iso/en/CatalogueListPage.CatalogueList" office:target-frame-name="_blank" xlink:show="new" text:style-name="Internet_20_link" text:visited-style-name="Visited_20_Internet_20_Link"><text:span text:style-name="T17">ISO/IEC TR 25060:2010 Systems and software engineering--Systems and software product Quality Requirements and Evaluation (SQuaRE)--Common Industry Format (CIF) for usability: General framework for usability-related information</text:span></text:a><text:span text:style-name="T16">, 2.20)</text:span><text:span text:style-name="T13"> </text:span><text:span text:style-name="T16">Note:</text:span><text:span text:style-name="T13"> </text:span><text:span text:style-name="T14">User experience</text:span><text:span text:style-name="T13"> is a consequence of brand image, presentation, functionality, system performance, interactive behavior, and assistive capabilities of the interactive system; the user's internal and physical state resulting from prior experiences, attitudes, skills and personality; and the context of use.</text:span></text:p>
      <text:p text:style-name="P7"/>
      <text:p text:style-name="P12"><text:span text:style-name="T12">prototype</text:span><text:span text:style-name="T10">.</text:span><text:span text:style-name="T13"> </text:span><text:span text:style-name="T10">(1)</text:span><text:span text:style-name="T13"> preliminary type, form, or instance of a system that serves as a model for later stages or for the final, complete version of the system </text:span><text:span text:style-name="T16">(</text:span><text:a xlink:type="simple" xlink:href="http://www.iso.org/iso/en/CatalogueListPage.CatalogueList" office:target-frame-name="_blank" xlink:show="new" text:style-name="Internet_20_link" text:visited-style-name="Visited_20_Internet_20_Link"><text:span text:style-name="T17">ISO/IEC/IEEE 24765a:2011</text:span></text:a><text:span text:style-name="T16">)</text:span><text:span text:style-name="T13"> </text:span><text:span text:style-name="T10">(2)</text:span><text:span text:style-name="T13"> an experimental model, either functional or nonfunctional, of the system or part of the system </text:span><text:span text:style-name="T10">(3)</text:span><text:span text:style-name="T13"> a method of obtaining early feedback on requirements by providing a working model of the expected product before actually building it </text:span><text:span text:style-name="T16">(</text:span><text:a xlink:type="simple" xlink:href="http://www.pmibookstore.org/PMIBookStore/index.aspx" office:target-frame-name="_blank" xlink:show="new" text:style-name="Internet_20_link" text:visited-style-name="Visited_20_Internet_20_Link"><text:span text:style-name="T17">A Guide to the Project Management Body of Knowledge (PMBOK(R) Guide) -- Sixth Edition</text:span></text:a><text:span text:style-name="T16">)</text:span><text:span text:style-name="T13"> </text:span><text:span text:style-name="T16">Note:</text:span><text:span text:style-name="T13"> A </text:span><text:span text:style-name="T14">prototype</text:span><text:span text:style-name="T13"> is used to get feedback from users for improving and specifying a complex human interface, for feasibility studies, or for identifying requirements.</text:span></text:p>
      <text:p text:style-name="P7"/>
      <text:p text:style-name="P7"/>
      <text:p text:style-name="P9"><text:span text:style-name="T19">copyright</text:span><text:span text:style-name="T18">.</text:span><text:span text:style-name="T20"> </text:span><text:span text:style-name="T18">(1)</text:span><text:span text:style-name="T20"> exclusive right granted to the owner of an original work of authorship, which is fixed in any tangible medium of expression, to reproduce, publish, perform, or sell the work </text:span><text:span text:style-name="T21">(</text:span><text:a xlink:type="simple" xlink:href="http://www.iso.org/iso/en/CatalogueListPage.CatalogueList" office:target-frame-name="_blank" xlink:show="new" text:style-name="Internet_20_link" text:visited-style-name="Visited_20_Internet_20_Link"><text:span text:style-name="T22">ISO/IEC/IEEE 24765:2017 Systems and software engineering-Vocabulary</text:span></text:a><text:span text:style-name="T21">).</text:span></text:p>
      <text:p text:style-name="P7"/>
      <text:p text:style-name="P7"/>
      <text:p text:style-name="P7"/>
      <text:p text:style-name="P7"/>
      <text:p text:style-name="P6"/>
      <text:p text:style-name="P17"><text:s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Times1" svg:font-family="Times" style:font-family-generic="roman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WW8Num8" style:class="text">
      <style:paragraph-properties fo:margin-top="0.212cm" fo:margin-bottom="0.106cm" loext:contextual-spacing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list-style-name="WW8Num5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list-style-name="WW8Num1" style:class="text">
      <style:paragraph-properties fo:margin-left="2.54cm" fo:margin-right="0cm" fo:text-indent="0cm" style:auto-text-indent="false"/>
      <style:text-properties fo:font-size="10pt" style:font-size-asian="10pt"/>
    </style:style>
    <style:style style:name="Heading_20_4" style:display-name="Heading 4" style:family="paragraph" style:parent-style-name="Heading_20_1" style:next-style-name="Standard" style:default-outline-level="4" style:list-style-name="Outline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list-style-name="Outline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list-style-name="Outline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list-style-name="Outline" style:class="text">
      <style:paragraph-properties fo:margin-left="5.08cm" fo:margin-right="0cm" fo:margin-top="0.423cm" fo:margin-bottom="0.106cm" loext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list-style-name="Outline" style:class="text">
      <style:paragraph-properties fo:margin-left="5.08cm" fo:margin-right="0cm" fo:margin-top="0.423cm" fo:margin-bottom="0.106cm" loext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list-style-name="Outline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loext:contextual-spacing="false" fo:text-align="justify" style:justify-single-word="false" fo:text-indent="0cm" style:auto-text-indent="false"/>
      <style:text-properties fo:color="#000000"/>
    </style:style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fo:font-size="18pt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Normal_20_Indent" style:display-name="Normal Indent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top="0.423cm" fo:margin-bottom="0.212cm" loext:contextual-spacing="false"/>
      <style:text-properties fo:font-weight="bold" style:font-weight-asian="bold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margin-top="0.212cm" fo:margin-bottom="0cm" loext:contextual-spacing="false" fo:text-indent="0cm" style:auto-text-indent="false"/>
      <style:text-properties fo:font-style="italic" style:font-style-asian="italic" style:font-size-complex="12pt" style:font-style-complex="italic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/>
      <style:text-properties style:font-size-complex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text" style:family="paragraph" style:parent-style-name="Standard">
      <style:paragraph-properties fo:margin-top="0cm" fo:margin-bottom="0.212cm" loext:contextual-spacing="false" fo:keep-together="always"/>
    </style:style>
    <style:style style:name="Blockquote" style:family="paragraph" style:parent-style-name="Standard">
      <style:paragraph-properties fo:margin-left="0.635cm" fo:margin-right="0.635cm" fo:margin-top="0.176cm" fo:margin-bottom="0.176cm" loext:contextual-spacing="false" fo:line-height="100%" fo:orphans="2" fo:widows="2" fo:text-indent="0cm" style:auto-text-indent="false"/>
      <style:text-properties fo:font-size="12pt" style:font-size-asian="12pt"/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/>
    </style:style>
    <style:style style:name="Document_20_Map" style:display-name="Document Map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Footnote" style:family="paragraph" style:parent-style-name="Standard" style:class="extra">
      <style:paragraph-properties fo:margin-left="0.635cm" fo:margin-right="0cm" fo:margin-top="0.071cm" fo:margin-bottom="0.071cm" loext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Main_20_Title" style:display-name="Main Title" style:family="paragraph" style:parent-style-name="Standard">
      <style:paragraph-properties fo:margin-top="0.847cm" fo:margin-bottom="0.106cm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Paragraph1" style:family="paragraph" style:parent-style-name="Standard">
      <style:paragraph-properties fo:margin-top="0.141cm" fo:margin-bottom="0cm" loext:contextual-spacing="false" fo:line-height="100%" fo:text-align="justify" style:justify-single-word="false"/>
    </style:style>
    <style:style style:name="Paragraph3" style:family="paragraph" style:parent-style-name="Standard">
      <style:paragraph-properties fo:margin-left="2.69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  <style:text-properties style:font-size-complex="12pt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  <style:text-properties style:font-size-complex="12pt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  <style:text-properties style:font-size-complex="12pt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style:font-size-complex="12pt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  <style:text-properties style:font-size-complex="12pt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  <style:text-properties style:font-size-complex="12pt"/>
    </style:style>
    <style:style style:name="Body_20_Text_20_2" style:display-name="Body Text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1.27cm" fo:margin-right="0.635cm" fo:margin-top="0.212cm" fo:margin-bottom="0cm" loext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left="0.635cm" fo:margin-right="0cm" fo:margin-top="0cm" fo:margin-bottom="0.212cm" loext:contextual-spacing="false" fo:text-indent="0cm" style:auto-text-indent="false"/>
      <style:text-properties fo:color="#0000ff" style:font-name="Times" fo:font-family="Times" style:font-family-generic="roman" style:font-pitch="variable" style:font-name-complex="Times" style:font-family-complex="Times" style:font-family-generic-complex="roman" style:font-pitch-complex="variable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line-height="100%" fo:orphans="2" fo:widows="2"/>
      <style:text-properties fo:font-size="12pt" style:font-size-asian="12pt" style:font-size-complex="12pt"/>
    </style:style>
    <style:style style:name="infoblue" style:family="paragraph" style:parent-style-name="Standard">
      <style:paragraph-properties fo:margin-left="1.27cm" fo:margin-right="0cm" fo:margin-top="0cm" fo:margin-bottom="0.212cm" loext:contextual-spacing="false" fo:orphans="2" fo:widows="2" fo:text-indent="0cm" style:auto-text-indent="false"/>
      <style:text-properties fo:color="#0000ff" fo:font-style="italic" style:font-style-asian="italic" style:font-style-complex="italic"/>
    </style:style>
    <style:style style:name="Comment_20_Text" style:display-name="Comment Text" style:family="paragraph" style:parent-style-name="Standard">
      <style:paragraph-properties fo:line-height="100%" fo:orphans="2" fo:widows="2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paragraph-properties style:line-height-at-least="0.423cm" fo:orphans="0" fo:widows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0" style:family="text"/>
    <style:style style:name="WW8Num3z1" style:family="text"/>
    <style:style style:name="WW8Num3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Arial" fo:font-family="Arial" style:font-family-generic="swiss" style:font-pitch="variable" style:font-name-complex="Times New Roman" style:font-family-complex="'Times New Roman'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grame" style:family="text" style:parent-style-name="Default_20_Paragraph_20_Font"/>
    <style:style style:name="spelle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2z1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z1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z4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z1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z4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8Num3z2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4" text:style-name="WW8Num3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4z1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WW8Num5z1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3" text:style-name="WW8Num5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5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5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5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5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5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5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format="1">
        <style:list-level-properties text:list-level-position-and-space-mode="label-alignment" fo:text-align="center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9z1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9z1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9z1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format="1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8Num11z2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4" text:style-name="WW8Num1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prefix="?" style:num-format="1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prefix="?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4" style:family="table">
      <style:table-properties style:width="16.886cm" fo:margin-left="-0.203cm" table:align="left" style:writing-mode="lr-tb"/>
    </style:style>
    <style:style style:name="Tabela4.A" style:family="table-column">
      <style:table-column-properties style:column-width="11.252cm"/>
    </style:style>
    <style:style style:name="Tabela4.B" style:family="table-column">
      <style:table-column-properties style:column-width="5.634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4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3" style:family="table">
      <style:table-properties style:width="16.732cm" fo:margin-left="-0.191cm" table:align="left" style:writing-mode="lr-tb"/>
    </style:style>
    <style:style style:name="Tabela3.A" style:family="table-column">
      <style:table-column-properties style:column-width="5.577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language="pt" fo:country="BR" officeooo:rsid="0027672a" officeooo:paragraph-rsid="0027672a"/>
    </style:style>
    <style:style style:name="MP2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/>
    </style:style>
    <style:style style:name="MP3" style:family="paragraph" style:parent-style-name="Standard">
      <style:text-properties fo:language="pt" fo:country="BR" officeooo:rsid="0026f58d" officeooo:paragraph-rsid="0026f58d"/>
    </style:style>
    <style:style style:name="MP4" style:family="paragraph" style:parent-style-name="Standard">
      <style:text-properties fo:language="pt" fo:country="BR"/>
    </style:style>
    <style:style style:name="MP5" style:family="paragraph" style:parent-style-name="Header">
      <style:text-properties fo:language="pt" fo:country="BR"/>
    </style:style>
    <style:style style:name="MP6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MP7" style:family="paragraph" style:parent-style-name="Standard">
      <style:paragraph-properties fo:text-align="center" style:justify-single-word="false"/>
      <style:text-properties fo:language="pt" fo:country="BR"/>
    </style:style>
    <style:style style:name="MP8" style:family="paragraph" style:parent-style-name="Standard">
      <style:paragraph-properties fo:text-align="end" style:justify-single-word="false"/>
    </style:style>
    <style:style style:name="MP9" style:family="paragraph" style:parent-style-name="Footer">
      <style:text-properties fo:language="pt" fo:country="BR"/>
    </style:style>
    <style:style style:name="MT1" style:family="text">
      <style:text-properties officeooo:rsid="0026f58d"/>
    </style:style>
    <style:style style:name="MT2" style:family="text">
      <style:text-properties officeooo:rsid="001a8b1d"/>
    </style:style>
    <style:style style:name="MT3" style:family="text">
      <style:text-properties officeooo:rsid="0002e431"/>
    </style:style>
    <style:style style:name="MT4" style:family="text">
      <style:text-properties style:font-name="Symbol" style:font-name-asian="Symbol" style:font-name-complex="Symbol"/>
    </style:style>
    <style:style style:name="MT5" style:family="text">
      <style:text-properties officeooo:rsid="0007bf82"/>
    </style:style>
    <style:style style:name="MT6" style:family="text">
      <style:text-properties fo:language="pt" fo:country="BR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number:number-style style:name="N0">
      <number:number number:min-integer-digits="1"/>
    </number:number-style>
    <number:date-style style:name="N107">
      <number:year number:style="long"/>
    </number:date-style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MP1">Projeto de Engenharia de Software</text:p>
            </table:table-cell>
            <table:table-cell table:style-name="Tabela4.B1" office:value-type="string">
              <text:p text:style-name="MP2"><text:s/></text:p>
            </table:table-cell>
          </table:table-row>
          <table:table-row table:style-name="Tabela4.1">
            <table:table-cell table:style-name="Tabela4.A1" office:value-type="string">
              <text:p text:style-name="MP3">Glossário</text:p>
            </table:table-cell>
            <table:table-cell table:style-name="Tabela4.B1" office:value-type="string">
              <text:p text:style-name="MP4"><text:s text:c="2"/>Date: <text:span text:style-name="MT1">22</text:span>/0<text:span text:style-name="MT2">3</text:span>/20<text:span text:style-name="MT3">21</text:span></text:p>
            </table:table-cell>
          </table:table-row>
        </table:table>
        <text:p text:style-name="MP5"/>
        <text:p text:style-name="MP5"/>
        <text:p text:style-name="MP5"/>
      </style:header>
      <style:footer>
        <table:table table:name="Tabela3" table:style-name="Tabela3">
          <table:table-column table:style-name="Tabela3.A" table:number-columns-repeated="3"/>
          <table:table-row table:style-name="Tabela3.1">
            <table:table-cell table:style-name="Tabela3.A1" office:value-type="string">
              <text:p text:style-name="MP6">Confidential</text:p>
            </table:table-cell>
            <table:table-cell table:style-name="Tabela3.A1" office:value-type="string">
              <text:p text:style-name="MP7"><text:span text:style-name="MT4"></text:span><text:user-defined style:data-style-name="N0" text:name="Company"/><text:span text:style-name="MT5">Mariana de Sampaio</text:span>, <text:date style:data-style-name="N107" text:date-value="2021-05-01T13:23:55.195553954">2021</text:date></text:p>
            </table:table-cell>
            <table:table-cell table:style-name="Tabela3.A1" office:value-type="string">
              <text:p text:style-name="MP8"><text:span text:style-name="MT6">Page </text:span><text:span text:style-name="Page_20_Number"><text:span text:style-name="MT6"><text:page-number text:select-page="current">2</text:page-number></text:span></text:span><text:span text:style-name="Page_20_Number"><text:span text:style-name="MT6"><text:s/>of </text:span></text:span><text:span text:style-name="Page_20_Number"><text:span text:style-name="MT6"><text:page-count style:num-format="1">2</text:page-count></text:span></text:span>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ject Plan</dc:title>
    <dc:subject>&lt;&lt;Name&gt;&gt;</dc:subject>
    <meta:keyword/>
    <dc:description/>
    <meta:creation-date>2021-02-17T19:23:05.150791325</meta:creation-date>
    <dc:date>2021-05-01T13:23:55.012889692</dc:date>
    <meta:editing-cycles>30</meta:editing-cycles>
    <meta:editing-duration>PT2H54M7S</meta:editing-duration>
    <meta:generator>LibreOffice/6.0.7.3$Linux_X86_64 LibreOffice_project/00m0$Build-3</meta:generator>
    <meta:document-statistic meta:table-count="2" meta:image-count="0" meta:object-count="0" meta:page-count="2" meta:paragraph-count="19" meta:word-count="627" meta:character-count="4710" meta:non-whitespace-character-count="4098"/>
  </office:meta>
</office:document-meta>
</file>